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012f40"/>
    </style:style>
    <style:style style:name="P2" style:family="paragraph" style:parent-style-name="Standard">
      <style:paragraph-properties fo:text-align="center" style:justify-single-word="false"/>
      <style:text-properties officeooo:paragraph-rsid="00012f40"/>
    </style:style>
    <style:style style:name="P3" style:family="paragraph" style:parent-style-name="Standard">
      <style:text-properties fo:font-style="normal" fo:font-weight="bold" officeooo:rsid="0006ad2f" officeooo:paragraph-rsid="00012f40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bold" officeooo:rsid="0021a88e" officeooo:paragraph-rsid="00012f40" style:font-style-asian="normal" style:font-weight-asian="bold" style:font-style-complex="normal" style:font-weight-complex="bold"/>
    </style:style>
    <style:style style:name="P5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tyle="normal" fo:font-weight="bold" officeooo:rsid="0021a88e" officeooo:paragraph-rsid="00012f40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normal" officeooo:rsid="0021a88e" officeooo:paragraph-rsid="00012f40" style:font-style-asian="normal" style:font-weight-asian="normal" style:font-style-complex="normal" style:font-weight-complex="normal"/>
    </style:style>
    <style:style style:name="P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tyle="normal" fo:font-weight="normal" officeooo:rsid="0021a88e" officeooo:paragraph-rsid="00012f40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9670" style:font-weight-asian="bold" style:font-weight-complex="bold"/>
    </style:style>
    <style:style style:name="T3" style:family="text">
      <style:text-properties fo:font-weight="bold" officeooo:rsid="0018d5c0" style:font-weight-asian="bold" style:font-weight-complex="bold"/>
    </style:style>
    <style:style style:name="T4" style:family="text">
      <style:text-properties fo:font-weight="bold" officeooo:rsid="001eba3f" style:font-weight-asian="bold" style:font-weight-complex="bold"/>
    </style:style>
    <style:style style:name="T5" style:family="text">
      <style:text-properties fo:font-weight="bold" officeooo:rsid="00012f40" style:font-weight-asian="bold" style:font-weight-complex="bold"/>
    </style:style>
    <style:style style:name="T6" style:family="text">
      <style:text-properties fo:font-weight="bold" officeooo:rsid="000c85c5" style:font-weight-asian="bold" style:font-weight-complex="bold"/>
    </style:style>
    <style:style style:name="T7" style:family="text">
      <style:text-properties officeooo:rsid="001eba3f"/>
    </style:style>
    <style:style style:name="T8" style:family="text">
      <style:text-properties officeooo:rsid="001f1a27"/>
    </style:style>
    <style:style style:name="T9" style:family="text">
      <style:text-properties officeooo:rsid="001d9670"/>
    </style:style>
    <style:style style:name="T10" style:family="text">
      <style:text-properties officeooo:rsid="00012f40"/>
    </style:style>
    <style:style style:name="T11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7a7e85" loext:opacity="100%" style:font-name="JetBrains Mono" fo:font-size="10pt" fo:font-style="normal" fo:font-weight="normal" officeooo:rsid="00012f40" style:font-size-asian="10pt" style:font-style-asian="normal" style:font-weight-asian="normal" style:font-weight-complex="bold"/>
    </style:style>
    <style:style style:name="T13" style:family="text">
      <style:text-properties fo:color="#7a7e85" loext:opacity="100%" style:font-name="JetBrains Mono" fo:font-size="10pt" officeooo:rsid="00012f40" style:font-size-asian="10pt" style:font-weight-complex="bold"/>
    </style:style>
    <style:style style:name="T14" style:family="text">
      <style:text-properties fo:color="#7a7e85" loext:opacity="100%" style:font-name="JetBrains Mono" fo:font-size="10pt" style:font-size-asian="10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aa5bf" style:font-weight-asian="normal" style:font-weight-complex="normal"/>
    </style:style>
    <style:style style:name="T17" style:family="text">
      <style:text-properties fo:font-weight="normal" officeooo:rsid="0021a88e" style:font-weight-asian="normal" style:font-weight-complex="normal"/>
    </style:style>
    <style:style style:name="T18" style:family="text">
      <style:text-properties fo:color="#cf8e6d" loext:opacity="100%" style:font-name="JetBrains Mono" fo:font-size="10pt" fo:font-weight="normal" style:font-size-asian="10pt" style:font-weight-asian="normal" style:font-weight-complex="normal"/>
    </style:style>
    <style:style style:name="T19" style:family="text">
      <style:text-properties fo:color="#cf8e6d" loext:opacity="100%" style:font-name="JetBrains Mono" fo:font-size="10pt" fo:font-weight="normal" style:font-size-asian="10pt" style:font-weight-asian="normal"/>
    </style:style>
    <style:style style:name="T20" style:family="text">
      <style:text-properties fo:color="#cf8e6d" loext:opacity="100%" style:font-name="JetBrains Mono" fo:font-size="10pt" style:font-size-asian="10pt"/>
    </style:style>
    <style:style style:name="T21" style:family="text">
      <style:text-properties fo:color="#bcbec4" loext:opacity="100%" style:font-name="JetBrains Mono" fo:font-size="10pt" fo:font-weight="normal" style:font-size-asian="10pt" style:font-weight-asian="normal"/>
    </style:style>
    <style:style style:name="T22" style:family="text">
      <style:text-properties fo:color="#bcbec4" loext:opacity="100%" style:font-name="JetBrains Mono" fo:font-size="10pt" style:font-size-asian="10pt"/>
    </style:style>
    <style:style style:name="T23" style:family="text">
      <style:text-properties fo:color="#2aacb8" loext:opacity="100%" style:font-name="JetBrains Mono" fo:font-size="10pt" fo:font-weight="normal" style:font-size-asian="10pt" style:font-weight-asian="normal"/>
    </style:style>
    <style:style style:name="T24" style:family="text">
      <style:text-properties fo:color="#8888c6" loext:opacity="100%" style:font-name="JetBrains Mono" fo:font-size="10pt" fo:font-weight="normal" style:font-size-asian="10pt" style:font-weight-asian="normal"/>
    </style:style>
    <style:style style:name="T25" style:family="text">
      <style:text-properties fo:color="#8888c6" loext:opacity="100%" style:font-name="JetBrains Mono" fo:font-size="10pt" style:font-size-asian="10pt"/>
    </style:style>
    <style:style style:name="T26" style:family="text">
      <style:text-properties fo:color="#6aab73" loext:opacity="100%" style:font-name="JetBrains Mono" fo:font-size="10pt" fo:font-weight="normal" style:font-size-asian="10pt" style:font-weight-asian="normal"/>
    </style:style>
    <style:style style:name="T27" style:family="text">
      <style:text-properties fo:color="#6aab73" loext:opacity="100%" style:font-name="JetBrains Mono" fo:font-size="10pt" style:font-size-asian="10pt"/>
    </style:style>
    <style:style style:name="T28" style:family="text">
      <style:text-properties officeooo:rsid="0021a88e"/>
    </style:style>
    <style:style style:name="T29" style:family="text">
      <style:text-properties fo:color="#56a8f5" loext:opacity="100%" style:font-name="JetBrains Mono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Практическое занятие № </text:span><text:span text:style-name="T4">1</text:span><text:span text:style-name="T5">2</text:span></text:p>
      <text:p text:style-name="P1"><text:span text:style-name="T2">Тема</text:span><text:span text:style-name="T9">:</text:span> составление программ в функциональном стиле в IDE PyCharm Community.</text:p>
      <text:p text:style-name="P1"><text:span text:style-name="T1">Цел</text:span><text:span text:style-name="T3">ь</text:span><text:span text:style-name="T1">:</text:span> закрепить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.</text:p>
      <text:p text:style-name="P1"/>
      <text:p text:style-name="P1"><text:span text:style-name="T1">Постановка задачи </text:span><text:span text:style-name="T5">12_1</text:span></text:p>
      <text:p text:style-name="Standard">Даны температуры за месяц март. Необходимо найти количество<text:line-break/>положительных и отрицательных значений температур в месяце, самую низкую и<text:line-break/>самую высокую температуры, а также среднемесячное значение температуры.</text:p>
      <text:p text:style-name="P3">Тип алгоритма: <text:span text:style-name="T16">линейный</text:span><text:span text:style-name="T17">.</text:span></text:p>
      <text:p text:style-name="P3"><text:span text:style-name="T17"/></text:p>
      <text:p text:style-name="P4">Текст программы<text:span text:style-name="T15">:</text:span></text:p>
      <text:p text:style-name="P5"><text:span text:style-name="T18">import </text:span><text:span text:style-name="T21">random</text:span><text:line-break/><text:span text:style-name="T21">temperatures = [random.randint(-</text:span><text:span text:style-name="T23">10</text:span><text:span text:style-name="T21">,</text:span><text:span text:style-name="T23">30</text:span><text:span text:style-name="T21">) </text:span><text:span text:style-name="T19">for </text:span><text:span text:style-name="T21">_ </text:span><text:span text:style-name="T19">in </text:span><text:span text:style-name="T24">range</text:span><text:span text:style-name="T21">(</text:span><text:span text:style-name="T23">31</text:span><text:span text:style-name="T21">)]</text:span><text:line-break/><text:span text:style-name="T24">print</text:span><text:span text:style-name="T21">(</text:span><text:span text:style-name="T26">"Температуры за месяц:"</text:span><text:span text:style-name="T21">,temperatures )</text:span><text:line-break/><text:span text:style-name="T21">p_temperatures = </text:span><text:span text:style-name="T24">len</text:span><text:span text:style-name="T21">([temp </text:span><text:span text:style-name="T19">for </text:span><text:span text:style-name="T21">temp </text:span><text:span text:style-name="T19">in </text:span><text:span text:style-name="T21">temperatures </text:span><text:span text:style-name="T19">if </text:span><text:span text:style-name="T21">temp&gt;</text:span><text:span text:style-name="T23">0</text:span><text:span text:style-name="T21">])</text:span><text:line-break/><text:span text:style-name="T21">o_temperatures = </text:span><text:span text:style-name="T24">len</text:span><text:span text:style-name="T21">([temp </text:span><text:span text:style-name="T19">for </text:span><text:span text:style-name="T21">temp </text:span><text:span text:style-name="T19">in </text:span><text:span text:style-name="T21">temperatures </text:span><text:span text:style-name="T19">if </text:span><text:span text:style-name="T21">temp&lt;</text:span><text:span text:style-name="T23">0</text:span><text:span text:style-name="T21">])</text:span><text:line-break/><text:span text:style-name="T21">min_temp = </text:span><text:span text:style-name="T24">min</text:span><text:span text:style-name="T21">(temperatures)</text:span><text:line-break/><text:span text:style-name="T21">max_temp = </text:span><text:span text:style-name="T24">max</text:span><text:span text:style-name="T21">(temperatures)</text:span><text:line-break/><text:span text:style-name="T21">s_temp = </text:span><text:span text:style-name="T24">sum</text:span><text:span text:style-name="T21">(temperatures)/</text:span><text:span text:style-name="T24">len</text:span><text:span text:style-name="T21">(temperatures)</text:span><text:line-break/><text:span text:style-name="T24">print</text:span><text:span text:style-name="T21">(</text:span><text:span text:style-name="T26">"Положительные температуры:"</text:span><text:span text:style-name="T21">,p_temperatures)</text:span><text:line-break/><text:span text:style-name="T24">print</text:span><text:span text:style-name="T21">(</text:span><text:span text:style-name="T26">"Отрицательные температуры:"</text:span><text:span text:style-name="T21">, o_temperatures)</text:span><text:line-break/><text:span text:style-name="T24">print</text:span><text:span text:style-name="T21">(</text:span><text:span text:style-name="T26">"Минимальная температура:"</text:span><text:span text:style-name="T21">, min_temp)</text:span><text:line-break/><text:span text:style-name="T24">print</text:span><text:span text:style-name="T21">(</text:span><text:span text:style-name="T26">"Максималная температура:"</text:span><text:span text:style-name="T21">, max_ приобрести навыки составление программ с использованием списковых включений, итераторов, генераторовtemp )</text:span><text:line-break/><text:span text:style-name="T24">print</text:span><text:span text:style-name="T21">(</text:span><text:span text:style-name="T26">"Среднее значение температуры:"</text:span><text:span text:style-name="T21">, s_temp )</text:span></text:p>
      <text:p text:style-name="P4">Протокол работы программы:</text:p>
      <text:p text:style-name="P6">Температуры за месяц: [-7, 19, -10, 0, -2, -5, 6, 28, 1, 20, 10, 26, -1, 12, 4, 3, 0, -2, -5, 23, -10, 5, 29, 2, 15, 3, 25, 24, 12, 18, 30]</text:p>
      <text:p text:style-name="P6">Положительные температуры: 21</text:p>
      <text:p text:style-name="P6">Отрицательные температуры: 8</text:p>
      <text:p text:style-name="P6">Минимальная температура: -10</text:p>
      <text:p text:style-name="P6">Максималная температура: 30</text:p>
      <text:p text:style-name="P6">Среднее значение температуры: 8.806451612903226</text:p>
      <text:p text:style-name="P6"/>
      <text:p text:style-name="P6"><text:span text:style-name="T1">Постановка задачи </text:span><text:span text:style-name="T5">12_2</text:span></text:p>
      <text:p text:style-name="Standard">Составить генератор (yield), который переведет символы строки из верхнего<text:line-break/>регистра в нижний.</text:p>
      <text:p text:style-name="P4"><text:span text:style-name="T28">Текст программы</text:span>:</text:p>
      <text:p text:style-name="P7"><text:span text:style-name="T20">def </text:span><text:span text:style-name="T29">to_lower</text:span><text:span text:style-name="T22">(input_string):</text:span><text:line-break/><text:span text:style-name="T22"> <text:s text:c="3"/></text:span><text:span text:style-name="T20">for </text:span><text:span text:style-name="T22">char </text:span><text:span text:style-name="T20">in </text:span><text:span text:style-name="T22">input_string:</text:span><text:line-break/><text:span text:style-name="T22"> <text:s text:c="7"/></text:span><text:span text:style-name="T20">if </text:span><text:span text:style-name="T22">char.isupper():</text:span><text:line-break/><text:span text:style-name="T22"> <text:s text:c="11"/></text:span><text:span text:style-name="T20">yield </text:span><text:span text:style-name="T22">char.lower()</text:span><text:line-break/><text:span text:style-name="T22"> <text:s text:c="7"/></text:span><text:span text:style-name="T20">else</text:span><text:span text:style-name="T22">:</text:span><text:line-break/><text:span text:style-name="T22"> <text:s text:c="11"/></text:span><text:span text:style-name="T20">yield </text:span><text:span text:style-name="T22">char</text:span><text:line-break/><text:span text:style-name="T22">input_string = </text:span><text:span text:style-name="T27">"Hello, World!"</text:span><text:line-break/><text:span text:style-name="T22">output_string = </text:span><text:span text:style-name="T27">''</text:span><text:span text:style-name="T22">.join(to_lower(input_string))</text:span><text:line-break/><text:span text:style-name="T25">print</text:span><text:span text:style-name="T22">(output_string)</text:span></text:p>
      <text:p text:style-name="P6"/>
      <text:p text:style-name="P4">Протокол работы программы:</text:p>
      <text:p text:style-name="P6">hello, world!</text:p>
      <text:p text:style-name="P6"><text:soft-page-break/></text:p>
      <text:p text:style-name="P6"><text:span text:style-name="T6">Вывод: </text:span>закрепи<text:span text:style-name="T8">ла</text:span> усвоенные знания, понятия, алгоритмы, основные принципы составления программ, приобре<text:span text:style-name="T8">ла</text:span> навыки составление программ <text:s/>приобрести навыки составление программ с использованием списковых включений, итераторов, генераторов в IDE PyCharm Communit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3-06T14:38:57.845045184</dc:date>
    <meta:editing-cycles>2</meta:editing-cycles>
    <meta:editing-duration>PT13M47S</meta:editing-duration>
    <meta:document-statistic meta:table-count="0" meta:image-count="0" meta:object-count="0" meta:page-count="2" meta:paragraph-count="22" meta:word-count="263" meta:character-count="2279" meta:non-whitespace-character-count="1993"/>
    <meta:user-defined meta:name="Поле 1"/>
    <meta:user-defined meta:name="Поле 2"/>
    <meta:user-defined meta:name="Поле 3"/>
    <meta:user-defined meta:name="Поле 4"/>
  </office:meta>
</office:document-meta>
</file>